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2" style:family="graphic" style:parent-style-name="standard">
      <style:graphic-properties draw:stroke="none" draw:fill="none" draw:textarea-vertical-align="middle" fo:min-height="0.772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4" style:family="graphic" style:parent-style-name="standard">
      <style:graphic-properties draw:stroke="none" draw:fill="none" draw:textarea-vertical-align="middle" fo:min-height="0.723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1.2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none" draw:textarea-vertical-align="middle" fo:min-height="0.988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0.282cm" fo:min-width="2.54cm" fo:padding-top="0.141cm" fo:padding-bottom="0.141cm" fo:padding-left="0.141cm" fo:padding-right="0.141cm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1" fo:font-size="24pt" style:font-name-asian="Arial1" style:font-size-asian="24pt" style:font-name-complex="Arial1" style:font-size-complex="24pt"/>
    </style:style>
    <style:style style:name="T2" style:family="text">
      <style:text-properties fo:color="#000000" style:font-name="Arial1" fo:font-size="24pt" fo:background-color="#ffffff" style:font-name-asian="Arial1" style:font-size-asian="24pt" style:font-name-complex="Arial1" style:font-size-complex="24pt"/>
    </style:style>
    <style:style style:name="T3" style:family="text">
      <style:text-properties fo:color="#000000" style:font-name="Arial1" fo:font-size="18pt" fo:background-color="#ffffff" style:font-name-asian="Arial1" style:font-size-asian="18pt" style:font-name-complex="Arial1" style:font-size-complex="18pt"/>
    </style:style>
    <style:style style:name="T4" style:family="text">
      <style:text-properties fo:color="#000000" style:font-name="Arial1" fo:font-size="18pt" style:font-name-asian="Arial1" style:font-size-asian="18pt" style:font-name-complex="Arial1" style:font-size-complex="18pt"/>
    </style:style>
    <style:style style:name="T5" style:family="text">
      <style:text-properties fo:color="#000000" style:font-name="Arial1" fo:font-size="14pt" fo:background-color="#ffffff" style:font-name-asian="Arial1" style:font-size-asian="14pt" style:font-name-complex="Arial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polygon draw:style-name="gr1" draw:text-style-name="P1" draw:layer="layout" svg:width="3.81cm" svg:height="6.35cm" svg:x="7.32cm" svg:y="1.326cm" svg:viewBox="0 0 3811 6351" draw:points="0,6351 3811,6351 3811,0 0,0">
          <text:p/>
        </draw:polygon>
        <draw:frame draw:style-name="gr2" draw:text-style-name="P1" draw:layer="layout" svg:width="3.175cm" svg:height="1.227cm" svg:x="7.637cm" svg:y="1.456cm">
          <draw:text-box>
            <text:p text:style-name="P2"><text:span text:style-name="T1">PHT</text:span></text:p>
          </draw:text-box>
        </draw:frame>
        <draw:polyline draw:style-name="gr3" draw:text-style-name="P1" draw:layer="layout" svg:width="3.334cm" svg:height="2.54cm" svg:x="3.986cm" svg:y="1.326cm" svg:viewBox="0 0 3335 2541" draw:points="0,0 1667,0 1667,1271 1667,2541 3335,2541">
          <text:p/>
        </draw:polyline>
        <draw:polyline draw:style-name="gr3" draw:text-style-name="P1" draw:layer="layout" svg:width="2.539cm" svg:height="0cm" svg:x="11.13cm" svg:y="3.866cm" svg:viewBox="0 0 2540 0" draw:points="0,0 1270,0 2540,0">
          <text:p/>
        </draw:polyline>
        <draw:frame draw:style-name="gr4" draw:text-style-name="P1" draw:layer="layout" svg:width="1.667cm" svg:height="1.227cm" svg:x="3.51cm" svg:y="-0.055cm">
          <draw:text-box>
            <text:p text:style-name="P2"><text:span text:style-name="T2">PC</text:span></text:p>
          </draw:text-box>
        </draw:frame>
        <draw:frame draw:style-name="gr5" draw:text-style-name="P1" draw:layer="layout" svg:width="2.84cm" svg:height="1.482cm" svg:x="13.211cm" svg:y="3.125cm">
          <draw:text-box>
            <text:p text:style-name="P2"><text:span text:style-name="T3">T/NT</text:span></text:p>
          </draw:text-box>
        </draw:frame>
        <draw:g>
          <draw:polygon draw:style-name="gr1" draw:text-style-name="P1" draw:layer="layout" svg:width="3.175cm" svg:height="1.27cm" svg:x="0.017cm" svg:y="1.961cm" svg:viewBox="0 0 3176 1271" draw:points="0,1271 3176,1271 3176,0 0,0">
            <text:p/>
          </draw:polygon>
          <draw:frame draw:style-name="gr6" draw:text-style-name="P1" draw:layer="layout" svg:width="3.175cm" svg:height="1.27cm" svg:x="0.017cm" svg:y="1.961cm">
            <draw:text-box>
              <text:p text:style-name="P2"><text:span text:style-name="T4">T NT T T </text:span></text:p>
            </draw:text-box>
          </draw:frame>
        </draw:g>
        <draw:polyline draw:style-name="gr3" draw:text-style-name="P1" draw:layer="layout" svg:width="2.459cm" svg:height="0cm" svg:x="3.192cm" svg:y="2.596cm" svg:viewBox="0 0 2460 0" draw:points="0,0 1230,0 2460,0">
          <text:p/>
        </draw:polyline>
        <draw:frame draw:style-name="gr7" draw:text-style-name="P1" draw:layer="layout" svg:width="2.893cm" svg:height="0.838cm" svg:x="0.158cm" svg:y="1.189cm">
          <draw:text-box>
            <text:p text:style-name="P2"><text:span text:style-name="T5">GBH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102cm" fo:page-height="7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Linux_X86_64 LibreOffice_project/8f96e87c890bf8fa77463cd4b640a2312823f3ad</meta:generator>
    <meta:document-statistic meta:object-count="11"/>
  </office:meta>
</office:document-meta>
</file>